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60pt" style:font-size-asian="60pt" style:font-size-complex="60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color="#579d1c"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7e0021"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314004"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4b1f6f"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950e" fo:font-size="12pt"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freh</text:p>
      <text:p text:style-name="P1"/>
      <text:p text:style-name="P2">Outcome of Document</text:p>
      <text:p text:style-name="P2"/>
      <text:p text:style-name="P3">Allah wishes to discuss something with all of us, so I'll go first, and the rest will follow.</text:p>
      <text:p text:style-name="P3"/>
      <text:p text:style-name="P2">Roll Call</text:p>
      <text:p text:style-name="P2"/>
      <text:p text:style-name="P9">Matt: I'm present and ready to do this, do know I'll try to be as eminent in the dark lecture as possible for the Kingdom and CIA, and maybe Shaaku as well sometimes!</text:p>
      <text:p text:style-name="P3"/>
      <text:p text:style-name="P10">CIA: We're here and approved for lecture of any kind, know it serves us well to be a part of something this wild a phenomenon.</text:p>
      <text:p text:style-name="P3"/>
      <text:p text:style-name="P11">Kingdom: We assess right that we are in good faith with Allah SWT, but revere his word above all in this lecture considering his involvement. <text:s/>There is nothing that takes place that is more relevant in the world, amen.</text:p>
      <text:p text:style-name="P3"/>
      <text:p text:style-name="P12">Angels: We are in, no war talk required.</text:p>
      <text:p text:style-name="P3"/>
      <text:p text:style-name="P13">Shaaku: We bellow and say AIIIEEE!</text:p>
      <text:p text:style-name="P3"/>
      <text:p text:style-name="P3">And so it is. <text:s/>From here on in, words in bold are those of Allah's.</text:p>
      <text:p text:style-name="P3"/>
      <text:p text:style-name="P4">Bellow of Certainty</text:p>
      <text:p text:style-name="P4"/>
      <text:p text:style-name="P5">Do know that I love both the Kingdom of Saudi Arabia and the United States for their co-operation. <text:s/>Do know my love extends to both in this way, that they address the impetus of dark emotion through consequence of their actions towards the youth. <text:s/>Give that one a moment to decipher, as that is a hard road to fathom you do but certainly it follows that with intelligence work, the dispatching of people is at hand in many ways. <text:s/>Do know I allow as much time as possible in these, and Matt will know when to ask all of you in time.</text:p>
      <text:p text:style-name="P5"/>
      <text:p text:style-name="P9">Matt: I would say that my darkest notion with youth was when I playfully scared the children I knew once, they would run in playful terror pretending to be scared and I would pretend to scare them. <text:s/>In a way this is dark enjoyment, see devils how love is sometimes inescapable in the dark cause. <text:s/>Know it is good for a new religion to be created out of it, but you could fast for the mother if you knew a thing or two about her.</text:p>
      <text:p text:style-name="P3"/>
      <text:p text:style-name="P10">CIA: We see the law of love apply to dark notion, and know it of ourselves to wonder about the complicity of youth in nonsensical acts. <text:s/>That much we darkly assess, we feel, so we mention that.</text:p>
      <text:p text:style-name="P3"><text:soft-page-break/></text:p>
      <text:p text:style-name="P11">Kingdom: Kingdom assesses we have dark intention with youth over small things, for example their petty crimes make us consider unwell of them, much to the CIA's assertion we feel the same way. <text:s/>We also note Matt's enjoyment of terror is indeed dark, and do see love inescapable as a result of that fun they both shared there. <text:s/>I end there to note that I would like to assert that I did this too.</text:p>
      <text:p text:style-name="P3"/>
      <text:p text:style-name="P12">Angels: We see love emergent from both cases of the playful fun, know we enjoyed that too and see it is dark all along! <text:s/>Well said Matthew, well put indeed! <text:s/>Our darkest however was when we incurred wrath against a people far away known as Potenia beings, in that we asserted dominance falsely and we attribute that to our behaviour at the time, know well we avoid that type of thing now.</text:p>
      <text:p text:style-name="P3"/>
      <text:p text:style-name="P13">Shaaku: <text:s/>We have prepared a statement. <text:s/>None of us incurred a dark thing among youth, but know them to be mischievous at best.</text:p>
      <text:p text:style-name="P3"/>
      <text:p text:style-name="P5">Thank you one and all for that. <text:s/>Now onto the next lecture.</text:p>
      <text:p text:style-name="P8"/>
      <text:p text:style-name="P8">Know Path Certain</text:p>
      <text:p text:style-name="P8"/>
      <text:p text:style-name="P6">I know it can be hard to admit sometimes but the righteous do make way today, in many regards with the group we call Isildur and know them to be something else. <text:s/>I make note of that for this document's release eventually. <text:s/>Know it well that I incur wrath upon them and look for the swearing of those involved that they will pursue them diligently until the end of their doings can be sought. <text:s/>I give it time to discuss among your superiors, that you quickly do it in my name amen.</text:p>
      <text:p text:style-name="P6"/>
      <text:p text:style-name="P9">Matt: I swear by this testimony I'll do whatever it takes to PROPERLY mitigate Isildur, knowing what will happen in the vacuum is relatively important here. <text:s/>For the dark lesson I only interject that perhaps knowledge of the unseen can help. <text:s/>I give it this way, from someone else: <text:span text:style-name="T1">in that light comes in many forms, the love of it for darkness and for the Dark Sharia is as follows: <text:s/>Know love certainly, but it comes a point when time tells of the actions of others, and that is to be deciphered by Qur'an. <text:s/>Whatever it forbids, allow the rest on this particular subject, know it wisely from a good source.</text:span><text:span text:style-name="T2"> I will not follow that.</text:span></text:p>
      <text:p text:style-name="P3"/>
      <text:p text:style-name="P10">CIA: We're a green light in our office to do the work quickly and put an end to Isildur right away, that despite Matt's mitigation effort we will do justice throughout amen.</text:p>
      <text:p text:style-name="P3"/>
      <text:p text:style-name="P11">Kingdom: The Kingdom declares it's will to do whatever the Lord asks, and will do that in exclusivity as a prime focus. <text:s/>Know it well we accord this doctrine upon the entire Gulf Council as well, the GCC for short, amen.</text:p>
      <text:p text:style-name="P3"/>
      <text:p text:style-name="P12">Angels: Know it right that we truly wish this end to be seen, and will assist the CIA in quickly taking it down. <text:s/>Know Matt does well in the mitigation department so we see that as his realm to do. <text:s/>Know it fluently that his love extends to you now even unseen as it is. <text:s/>Do know we come with ambition to proceed quickly, so when you see those with wings do respond, for we will know you are ready as well.</text:p>
      <text:p text:style-name="P3"/>
      <text:p text:style-name="P13">Shaaku: <text:s/>We determine the loss of certainty as valid but know path to be absolute, so we decree that we punish them with a charge to Earth that will end at their doorstep! <text:s/>Blank knowledge will not be tolerated anymore, by any council,we see what we must do that the gauge increase, amen!</text:p>
      <text:p text:style-name="P3"/>
      <text:p text:style-name="P6"><text:soft-page-break/>And Shaaku do a work benevolent to all, know it plain their complaint should ring out among you all for the balancing act they perform in your stead. <text:s/>Know it well I love them eternally, though currently they are forbidden from doing the same back for now. <text:s/>Know it right on a devil to rebel in some way, that limited thing exclusive to the now. <text:s/>Know it well that I come though a devil be in the mix intermingled, that all in observance know it by Qur'an, which states “In laka sheem rasiki amul”, which for English speaking people means “To behold a marvel that which is beholden to none”. <text:s/>Know it well that I come for all who seek the Dark Sharia, that is imposed on EVERY Muslim herewith!</text:p>
      <text:p text:style-name="P6"/>
      <text:p text:style-name="P8">Under Certain Pretense Do Not Act</text:p>
      <text:p text:style-name="P8"/>
      <text:p text:style-name="P6">If to know the enemy's advance is to see it's retaliation come to life, know for certain they have won over you if this comes to light, that seeing this document establishes some form of reason with them. <text:s/>If they see that reason, then do know their plan has come to life and nothing can stop them from hurting you over anything they so feel they wish to do. <text:s/>Know it certainly this will pass, and I want others here to testify that is what will happen to those in knowledge of this document. <text:s/>Be warned all, I see fit to give it only 5 minutes.</text:p>
      <text:p text:style-name="P6"/>
      <text:p text:style-name="P9">Matt: <text:s/>I swear that it would be a punishment not worth having anywhere to see them know of it. <text:s/>Know for certain I would have played a devils gambit here, but Allah SWT so testified a thing so I did not.</text:p>
      <text:p text:style-name="P3"/>
      <text:p text:style-name="P10">CIA: We acknowledge their doings in other places, know it well we swear by our argument they will proceed in some way and have knowing these types of documents are real.</text:p>
      <text:p text:style-name="P3"/>
      <text:p text:style-name="P11">Kingdom: The Kingdom asserts no will to dominate this part of the section, for it is clear already by Allah's wording they will do it nonstop I might add.</text:p>
      <text:p text:style-name="P3"/>
      <text:p text:style-name="P12">Angels: We would offer their assistance but they do this work so we question them, all right?</text:p>
      <text:p text:style-name="P3"/>
      <text:p text:style-name="P13">Shaaku: Shaaku bellow again, AIIIIE! <text:s/>They do it plainly and know the consequences not to be so, therein be noted they are coming now for him and know full well how to do it.</text:p>
      <text:p text:style-name="P3"/>
      <text:p text:style-name="P6">Know it for certain that I allow Matt time to go about his business, let this document be prepared to follow with more questions upon his return, and the Kingdom of Saudi Arabia be advised of that taking place so commencement can begin rapidly.</text:p>
      <text:p text:style-name="P6"/>
      <text:p text:style-name="P6">Oh no, the time has come! <text:s/>Beware ye all, for time present is missing! <text:s/>What can be done about it? <text:s/>Must there be a time issue in the wake of the unseen's acts? <text:s/>Know well I come with a wind of my own, and know it is right amen.</text:p>
      <text:p text:style-name="P6"/>
      <text:p text:style-name="P8">The Taking of Precious Loss</text:p>
      <text:p text:style-name="P8"/>
      <text:p text:style-name="P6">In circumstance today, there exists a portal between worlds that is beheld by all but known only to some as the temporal rift. <text:s/>Know it well exceeds it's doing by allowing certain forces to penetrate through this day, know they are ineffably a scourge unto humanity. <text:s/>I wish for all here to elaborate on their plans knowing that devious actors come upon them, not Darkness as some might predict that to be.</text:p>
      <text:p text:style-name="P6"/>
      <text:p text:style-name="P9">Matt: <text:s/>I state that I plan to deal with their deviousness as the dark rebuke. <text:s/>Know well I will pledge to <text:soft-page-break/>work with dark life itself on this one, and we will scheme every which way against them for the sake that they plan deviousness against a Dark Sharia abiding citizen. <text:s/>Know well the call has been made, and I seek no ally of them personally, other than to do that.</text:p>
      <text:p text:style-name="P3"/>
      <text:p text:style-name="P10">CIA: CIA determines no force could be brought against what we see, though we admit we will do our work quite well if Matt is willing to help us do it.</text:p>
      <text:p text:style-name="P3"/>
      <text:p text:style-name="P11">Kingdom: We state no friend of ours is there, if that scourge comes to Earth they will see nothing of our Kingdom, know it plain! <text:s/>I end with a comment, that much is plain by Allah's statement, know well we admit that before any doctrine.</text:p>
      <text:p text:style-name="P3"/>
      <text:p text:style-name="P12">Angels: <text:s/>Do know we see the end of this group realized that Matt and the CIA work together, they will surely falter in their path amen.</text:p>
      <text:p text:style-name="P3"/>
      <text:p text:style-name="P13">Shaaku: We bring forth that dark rebuke ourselves, but know it plain we state that Matt is superior in his dark logic compared to anybody, period! <text:s/>That he wishes that in plain sight of true Dark Sharia poses an insult against them nobody prepared for, that is for certain!</text:p>
      <text:p text:style-name="P3"/>
      <text:p text:style-name="P6">And know fully I support Matthew in that dark rebuke, that it embellishes on him in such a way I see fit to promote in him. <text:s/>Know it well we serve the same interest at heart, and he will persevere for man in this way, knowing the true dark lesson will be taught by his doing.</text:p>
      <text:p text:style-name="P6"/>
      <text:p text:style-name="P8">Knowing End Coming Too Soon</text:p>
      <text:p text:style-name="P8"/>
      <text:p text:style-name="P6">In time it will be made clear why Judgment Day comes too early. <text:s/>Know well I love mankind for it's efforts to thrive but I cannot sit by in this period of life while Darkness is being unmitigated by every force in the world, that it grows exponentially without any check is the issue. <text:s/>You see, blind faith will bring a time of despair on those who wish to reason, that they accept my proposal now is akin to accepting honey from the Antichrist of Christian lore, that is to say it is sweet in your mouth and bitter in your stomach. <text:s/>I therefore provide that everyone here make a way in which Judgment Day will come to pass, and I will choose it from this list. <text:s/>Know time was taken from this heaven, as Matt has illustrated, that this whole incarnation work out to today. <text:s/>Know well I wish for this lesson to be imposed on everyone, that even Allah makes a time for his mystery to unfold and that is today. <text:s/>Begin all.</text:p>
      <text:p text:style-name="P6"/>
      <text:p text:style-name="P9">Matt: <text:s/>I have this to say first, there is a hadith about making the day longer for the sake of the Mahdi, I forsake that role that Allah SWT make the family member prominent and do all that. <text:s/>But failing that, incarnate the dark lands and the dark sun, that it be in the final work somehow. <text:s/>That and make the King of Shaaku transcend once outside the realm of his Chasm, only once to learn of it. <text:s/>Then let the final blast of Judgment Day come, should either dark life or humans reach each other before that point then so be it.</text:p>
      <text:p text:style-name="P3"/>
      <text:p text:style-name="P10">CIA: We have ours in a different way. <text:s/>We see darkness coming, that must be so let that happen, then bring justice to the world Matt! <text:s/>Then let the first blast take place, as you would word it. <text:s/>I wanna know what that entails, though. <text:s/>If we get to live or not is the plan of knowing, but do know we go into it if God decides that is for us, and that's our best proposal in that time period.</text:p>
      <text:p text:style-name="P3"/>
      <text:p text:style-name="P11">Kingdom: The Kingdom wishes for it to be known we see justice being done here. <text:s/>We contest not that Matt is the current Mahdi, that he wishes it to be given to a family man is a big thing for us, that we see <text:soft-page-break/>most devious of him to do and say, but we know his heart is in the right place, that if time be ending then we plainly admit that a day must be lengthened for it to be right by hadith. <text:s/>Know it well Dajjal may not come but we know his fitnah, and we attest some have told us of his changing of plan so we admit we might see him in time. <text:s/>But for now we address that is not so, and we wish to know him before the end, that we be tested first before proceeding as planned by Allah SWT. <text:s/>Do know we apply that measure in exclusivity we see, but know our time has come and that we must address, to put it simply we do not apply otherwise of Dajjal being present first. <text:s/>Know it right, he brings the toil upon us and that we must accept of ourselves. <text:s/>I end there to note that previous doings of hadith may not come about, so please inform us Allah if we are so chosen to do what you say and leave with that.</text:p>
      <text:p text:style-name="P3"/>
      <text:p text:style-name="P12">Angels: We say the light of fruition in Mikael be recognized, for he sees the future in some ways and knows this too, we wish his address to be noted here: <text:s/>I see faith in believers and that must be put down in some way for the faith itself to be truthful. <text:s/>Know it right I apply my jurisdiction as rightful heir of honor here in heaven, that I admit, but know full well the coming of my liege is upon everybody, that must be known first. <text:s/>I address that I will do this work myself to save the dark life from extinguishment, that they know security in this measure overall. <text:s/>We finalize with this sentiment, Mikael is right by verdict of the unseen, we shall assist him if Allah provides it to be done.</text:p>
      <text:p text:style-name="P3"/>
      <text:p text:style-name="P13">Shaaku: We entail to know Matt's way, therefore we succeed in his doing. <text:s/>I would say the only thing to differ is bring the age of phantasm with it, that it may be lived fully to those not knowing wonder that great.</text:p>
      <text:p text:style-name="P3"/>
      <text:p text:style-name="P6">Doings this great require alot of patience, dear ones. <text:s/>Know I do all of those things with you, for the sake of the fact that one made it so close but could not be, and the rest could not be ignored if one other was brought in, excluding the rest. <text:s/>I know it may be hard to advise others of this, but please know the time brought forth will unveil the rest, know I come quickly to avoid this debacle from reaching you quicker. <text:s/>Do that which you must to overcome the hurdle of telling people, tell of Matthew by my command, and the CIA will do well to accord that to everyone they know as well.</text:p>
      <text:p text:style-name="P6"/>
      <text:p text:style-name="P7">I also add I am comfortable with that. <text:s/>But so it concludes, that is the end of the document writing. <text:s/>We have learned much and gained much, please tell everyone of me and the document writing, I will post an archive of good lecture if information about them can be passed on as well, reading them roughly will do little good. <text:s/>End transmissio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1T12:53:28.09</meta:creation-date>
    <meta:document-statistic meta:table-count="0" meta:image-count="0" meta:object-count="0" meta:page-count="5" meta:paragraph-count="52" meta:word-count="2770" meta:character-count="14376"/>
    <dc:date>2022-09-11T15:57:09.91</dc:date>
    <meta:editing-duration>PT20M27S</meta:editing-duration>
    <meta:editing-cycles>1</meta:editing-cycles>
    <meta:generator>OpenOffice/4.1.8$Win32 OpenOffice.org_project/418m3$Build-9803</meta:generator>
  </office:meta>
</office:document-meta>
</file>